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218E8D0866150D667F0.png" manifest:media-type="image/png"/>
  <manifest:file-entry manifest:full-path="Pictures/10000201000002BE000003728BE84EA080834D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8.7in" draw:z-index="0"><draw:image xlink:href="Pictures/10000201000002BE000003728BE84EA080834D52.png" xlink:type="simple" xlink:show="embed" xlink:actuate="onLoad"/></draw:frame></text:p>
      <text:p text:style-name="P1"><draw:frame draw:style-name="fr1" draw:name="Image2" text:anchor-type="paragraph" svg:width="6.9252in" svg:height="5.2646in" draw:z-index="1"><draw:image xlink:href="Pictures/10000201000002C100000218E8D0866150D667F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7T13:33:22.197617300</meta:creation-date>
    <dc:date>2022-10-17T13:34:26.237248898</dc:date>
    <meta:editing-duration>PT1M5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5.3.6.1$Linux_X86_64 LibreOffice_project/30$Build-1</meta:generator>
  </office:meta>
</office:document-meta>
</file>